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75pt" fo:font-weight="bold" officeooo:rsid="001bca67" officeooo:paragraph-rsid="001bca67" style:font-size-asian="75pt" style:font-weight-asian="bold" style:font-size-complex="75pt" style:font-weight-complex="bold"/>
    </style:style>
    <style:style style:name="P2" style:family="paragraph" style:parent-style-name="Standard">
      <style:text-properties style:font-name="DejaVu Sans Condensed" fo:font-size="75pt" fo:font-weight="bold" officeooo:rsid="001dabc1" officeooo:paragraph-rsid="001dabc1" style:font-size-asian="75pt" style:font-weight-asian="bold" style:font-size-complex="75pt" style:font-weight-complex="bold"/>
    </style:style>
    <style:style style:name="P3" style:family="paragraph" style:parent-style-name="Standard">
      <style:text-properties style:font-name="DejaVu Sans Condensed" fo:font-size="75pt" fo:font-weight="bold" officeooo:rsid="001e9c1b" officeooo:paragraph-rsid="001e9c1b" style:font-size-asian="75pt" style:font-weight-asian="bold" style:font-size-complex="75pt" style:font-weight-complex="bold"/>
    </style:style>
    <style:style style:name="P4" style:family="paragraph" style:parent-style-name="Standard">
      <style:text-properties style:font-name="DejaVu Sans Condensed" fo:font-size="70pt" fo:font-weight="bold" officeooo:rsid="001dabc1" officeooo:paragraph-rsid="001dabc1" style:font-size-asian="70pt" style:font-weight-asian="bold" style:font-size-complex="7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weikert GmbH</text:p>
      <text:p text:style-name="P4">Laurence of Europe</text:p>
      <text:p text:style-name="P2">Clean Service</text:p>
      <text:p text:style-name="P3">Kohler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6:25:20.765592307</meta:creation-date>
    <dc:date>2019-12-31T12:38:16.229407491</dc:date>
    <meta:editing-duration>PT3M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1" meta:paragraph-count="4" meta:word-count="9" meta:character-count="57" meta:non-whitespace-character-count="52"/>
  </office:meta>
</office:document-meta>
</file>